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23cm" style:contextual-spacing="false" fo:line-height="150%" fo:text-align="justify" style:justify-single-word="false"/>
    </style:style>
    <style:style style:name="P2" style:family="paragraph" style:parent-style-name="Standard">
      <style:paragraph-properties fo:margin-top="0cm" fo:margin-bottom="0.423cm" style:contextual-spacing="false" fo:line-height="150%" fo:text-align="justify" style:justify-single-word="false"/>
      <style:text-properties style:font-name="Arial1"/>
    </style:style>
    <style:style style:name="P3" style:family="paragraph" style:parent-style-name="Standard">
      <style:paragraph-properties fo:margin-top="0cm" fo:margin-bottom="0.423cm" style:contextual-spacing="false" fo:line-height="150%" fo:text-align="justify" style:justify-single-word="false"/>
      <style:text-properties style:font-name="Arial1" officeooo:paragraph-rsid="00109a1d"/>
    </style:style>
    <style:style style:name="P4" style:family="paragraph" style:parent-style-name="Standard">
      <style:paragraph-properties fo:margin-top="0cm" fo:margin-bottom="0.423cm" style:contextual-spacing="false" fo:line-height="150%" fo:text-align="justify" style:justify-single-word="false"/>
      <style:text-properties style:font-name="Arial1" officeooo:paragraph-rsid="001fe58e"/>
    </style:style>
    <style:style style:name="P5" style:family="paragraph" style:parent-style-name="Standard">
      <style:text-properties fo:color="#2a6099" loext:opacity="100%"/>
    </style:style>
    <style:style style:name="P6" style:family="paragraph" style:parent-style-name="Standard">
      <style:paragraph-properties fo:margin-top="0cm" fo:margin-bottom="0.423cm" style:contextual-spacing="false" fo:line-height="150%" fo:text-align="justify" style:justify-single-word="false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09a1d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26410"/>
    </style:style>
    <style:style style:name="T2" style:family="text">
      <style:text-properties style:font-name="Times New Roman" fo:font-size="12pt" officeooo:rsid="00126410" style:font-name-asian="Times New Roman1" style:font-size-asian="12pt" style:language-asian="es" style:country-asian="ES" style:font-name-complex="Times New Roman1" style:font-size-complex="12pt"/>
    </style:style>
    <style:style style:name="T3" style:family="text">
      <style:text-properties officeooo:rsid="00109a1d"/>
    </style:style>
    <style:style style:name="T4" style:family="text">
      <style:text-properties fo:font-size="12pt" style:font-size-asian="12pt" style:font-name-complex="Arial2" style:font-size-complex="12pt"/>
    </style:style>
    <style:style style:name="T5" style:family="text">
      <style:text-properties fo:font-size="12pt" officeooo:rsid="00109a1d" style:font-size-asian="12pt" style:font-name-complex="Arial2" style:font-size-complex="12pt"/>
    </style:style>
    <style:style style:name="T6" style:family="text">
      <style:text-properties style:font-name="Arial1"/>
    </style:style>
    <style:style style:name="T7" style:family="text">
      <style:text-properties style:font-name="Arial1" officeooo:rsid="00109a1d"/>
    </style:style>
    <style:style style:name="T8" style:family="text">
      <style:text-properties style:font-name="Arial1" fo:font-size="12pt" style:font-size-asian="12pt" style:font-name-complex="Arial2" style:font-size-complex="12pt"/>
    </style:style>
    <style:style style:name="T9" style:family="text">
      <style:text-properties style:font-name="Arial1" fo:font-size="12pt" officeooo:rsid="00109a1d" style:font-size-asian="12pt" style:font-name-complex="Arial2" style:font-size-complex="12pt"/>
    </style:style>
    <style:style style:name="gr1" style:family="graphic">
      <style:graphic-properties draw:stroke="solid" svg:stroke-width="0.018cm" svg:stroke-color="#5b9bd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/text:p>
      <text:p text:style-name="P4">1.- Listar num_clie, empresa, producto e importe de los pedidos con importe entre 1000 y 5000</text:p>
      <text:p text:style-name="P5">SELECT NUM_CLIE, EMPRESA, producto, importe</text:p>
      <text:p text:style-name="P5">FROM clientes, pedidos</text:p>
      <text:p text:style-name="P5">WHERE pedidos.CLIE=clientes.NUM_CLIE AND importe BETWEEN 1000 AND 5000;</text:p>
      <text:p text:style-name="Standard"/>
      <text:p text:style-name="Standard"/>
      <text:p text:style-name="P1">2.- Li<text:span text:style-name="T6">star oficina, ciudad, nombre y edad de los empleados que trabajen en “Denver” o en “New York” y que tengan más de 33 años</text:span></text:p>
      <text:p text:style-name="P5">SELECT OFICINA, CIUDAD, nombre, edad</text:p>
      <text:p text:style-name="P5">FROM oficinas, repventas</text:p>
      <text:p text:style-name="P5">WHERE oficinas.OFICINA=repventas.OFICINA_REP and (CIUDAD LIKE 'denver' OR CIUDAD LIKE 'new york') AND edad&gt;33;</text:p>
      <text:p text:style-name="Standard"/>
      <text:p text:style-name="Standard"/>
      <text:p text:style-name="P2"><text:span text:style-name="T3">3</text:span>.- Mostrar todos los datos de los empleados que trabajan en las oficinas con código (oficina) 11, 13 y 22</text:p>
      <text:p text:style-name="P5">SELECT *</text:p>
      <text:p text:style-name="P5">FROM repventas, oficinas</text:p>
      <text:p text:style-name="P5">WHERE repventas.OFICINA_REP=oficinas.OFICINA AND oficina in (11,13,22);</text:p>
      <text:p text:style-name="Standard"/>
      <text:p text:style-name="Standard"/>
      <text:p text:style-name="P2"><text:span text:style-name="T3">4</text:span>.- Todos los datos de los empleados contratados en el año 1986</text:p>
      <text:p text:style-name="P5">SELECT *</text:p>
      <text:p text:style-name="P5">FROM repventas</text:p>
      <text:p text:style-name="P5">WHERE CONTRATO LIKE '1986%';</text:p>
      <text:p text:style-name="Standard"/>
      <text:p text:style-name="Standard"/>
      <text:p text:style-name="P3"><text:span text:style-name="T3">5</text:span>.- Todos los datos de los pedidos atendidos por el empleado que no tiene oficina asignada</text:p>
      <text:p text:style-name="P5">SELECT *</text:p>
      <text:p text:style-name="P5">FROM pedidos, clientes, repventas</text:p>
      <text:p text:style-name="P5">WHERE pedidos.clie=clientes.NUM_CLIE AND clientes.REP_CLIE=repventas.NUM_EMPL AND oficina_rep is null; </text:p>
      <text:p text:style-name="Standard"/>
      <text:p text:style-name="Standard"/>
      <text:p text:style-name="Standard"/>
      <text:p text:style-name="Standard"/>
      <text:p text:style-name="P3"><text:soft-page-break/><text:span text:style-name="T5">6</text:span><text:span text:style-name="T4">.- Clientes a los que atienden empleados cuya cuota no es desconocida</text:span></text:p>
      <text:p text:style-name="P5">SELECT *</text:p>
      <text:p text:style-name="P5">FROM clientes, repventas</text:p>
      <text:p text:style-name="P5">WHERE clientes.REP_CLIE=repventas.NUM_EMPL AND cuota is NOT null;</text:p>
      <text:p text:style-name="P5"/>
      <text:p text:style-name="P5"/>
      <text:p text:style-name="P3"><text:span text:style-name="T5">7</text:span><text:span text:style-name="T4">.-Fecha de contrato de Dan Roberts y Bill Adams</text:span></text:p>
      <text:p text:style-name="P5">SELECT CONTRATO</text:p>
      <text:p text:style-name="P5">FROM repventas</text:p>
      <text:p text:style-name="P5">WHERE NOMBRE LIKE 'dan roberts' OR NOMBRE LIKE 'bill adams';</text:p>
      <text:p text:style-name="Standard"/>
      <text:p text:style-name="Standard"/>
      <text:p text:style-name="P3"><text:span text:style-name="T5">8</text:span><text:span text:style-name="T4">.- Nombre del empleado que atiende a la empresa <text:s/>Holm &amp; Landis</text:span></text:p>
      <text:p text:style-name="P5">SELECT nombre</text:p>
      <text:p text:style-name="P5">FROM repventas, clientes</text:p>
      <text:p text:style-name="P5">WHERE repventas.NUM_EMPL=clientes.REP_CLIE and empresa like 'holm &amp; landis';</text:p>
      <text:p text:style-name="Standard"/>
      <text:p text:style-name="Standard"/>
      <text:p text:style-name="P3"><text:span text:style-name="T5">9</text:span><text:span text:style-name="T4">.- Nombre de la ciudad donde trabaja Sam Clark y Mary Jones</text:span></text:p>
      <text:p text:style-name="P5">SELECT ciudad</text:p>
      <text:p text:style-name="P5">FROM repventas, oficinas</text:p>
      <text:p text:style-name="P5">WHERE repventas.OFICINA_REP=oficinas.OFICINA and NOMBRE in ('sam clark','mary jones');</text:p>
      <text:p text:style-name="Standard"/>
      <text:p text:style-name="Standard"/>
      <text:p text:style-name="P7"><text:span text:style-name="T8">1</text:span><text:span text:style-name="T9">0</text:span><text:span text:style-name="T8">.- Existencias del producto cuya descripción es “reten” y su precio es menor de 120</text:span></text:p>
      <text:p text:style-name="P7"><text:span text:style-name="T8"/></text:p>
      <text:p text:style-name="P5">SELECT EXISTENCIAS</text:p>
      <text:p text:style-name="P5">FROM productos</text:p>
      <text:p text:style-name="P5">WHERE DESCRIPCION LIKE 'reten' AND PRECIO&lt;120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es" style:country-asian="ES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officeooo:rsid="00126410"/>
    </style:style>
    <style:style style:name="MT2" style:family="text">
      <style:text-properties style:font-name="Times New Roman" fo:font-size="12pt" officeooo:rsid="00126410" style:font-name-asian="Times New Roman1" style:font-size-asian="12pt" style:language-asian="es" style:country-asian="ES" style:font-name-complex="Times New Roman1" style:font-size-complex="12pt"/>
    </style:style>
    <style:style style:name="MT3" style:family="text">
      <style:text-properties officeooo:rsid="00109a1d"/>
    </style:style>
    <style:style style:name="Mgr1" style:family="graphic">
      <style:graphic-properties draw:stroke="solid" svg:stroke-width="0.018cm" svg:stroke-color="#5b9bd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333333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333333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background-size="full" draw:fill-color="#333333" draw:opacity="100%"/>
    </style:style>
  </office:automatic-styles>
  <office:master-styles>
    <style:master-page style:name="Standard" style:page-layout-name="Mpm1" draw:style-name="Mdp1">
      <style:header>
        <text:p text:style-name="Header"><draw:line text:anchor-type="char" draw:z-index="1" draw:name="Conector recto 1" draw:style-name="Mgr1" draw:text-style-name="MP1" svg:x1="-0.116cm" svg:y1="0.577cm" svg:x2="15.441cm" svg:y2="0.578cm"><text:p/></draw:line><text:span text:style-name="MT1">Rodrigo Mart</text:span><text:span text:style-name="MT2">ínez Delgado</text:span><text:tab/><text:tab/><text:span text:style-name="MT3">Consultas simples y multitabla</text:span>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</meta:initial-creator>
    <meta:editing-cycles>21</meta:editing-cycles>
    <meta:print-date>2016-03-03T08:54:00</meta:print-date>
    <meta:creation-date>2016-03-02T21:06:00</meta:creation-date>
    <dc:date>2024-01-09T10:04:48.072880064</dc:date>
    <meta:editing-duration>PT3H8M40S</meta:editing-duration>
    <meta:generator>LibreOffice/7.3.7.2$Linux_X86_64 LibreOffice_project/30$Build-2</meta:generator>
    <meta:document-statistic meta:table-count="0" meta:image-count="0" meta:object-count="0" meta:page-count="2" meta:paragraph-count="41" meta:word-count="288" meta:character-count="1965" meta:non-whitespace-character-count="1715"/>
    <meta:user-defined meta:name="AppVersion">15.0000</meta:user-defined>
    <meta:user-defined meta:name="Company">Microsoft</meta:user-defined>
    <meta:template xlink:type="simple" xlink:actuate="onRequest" xlink:title="Normal" xlink:href=""/>
  </office:meta>
</office:document-meta>
</file>